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821" officeooo:paragraph-rsid="00028821"/>
    </style:style>
    <style:style style:name="P2" style:family="paragraph" style:parent-style-name="Standard">
      <style:text-properties officeooo:rsid="0003dbda" officeooo:paragraph-rsid="0003dbda"/>
    </style:style>
    <style:style style:name="P3" style:family="paragraph" style:parent-style-name="Standard">
      <style:text-properties officeooo:rsid="0004d43b" officeooo:paragraph-rsid="0004d43b"/>
    </style:style>
    <style:style style:name="P4" style:family="paragraph" style:parent-style-name="Standard">
      <style:text-properties officeooo:rsid="0004d43b" officeooo:paragraph-rsid="0004f159"/>
    </style:style>
    <style:style style:name="P5" style:family="paragraph" style:parent-style-name="Standard">
      <style:text-properties officeooo:rsid="0004f159" officeooo:paragraph-rsid="0004d43b"/>
    </style:style>
    <style:style style:name="P6" style:family="paragraph" style:parent-style-name="Standard">
      <style:text-properties fo:color="#111111" officeooo:rsid="0004f159" officeooo:paragraph-rsid="0004f159"/>
    </style:style>
    <style:style style:name="P7" style:family="paragraph" style:parent-style-name="Standard">
      <style:text-properties fo:color="#111111" officeooo:rsid="0004f159" officeooo:paragraph-rsid="00063080"/>
    </style:style>
    <style:style style:name="P8" style:family="paragraph" style:parent-style-name="Standard">
      <style:text-properties fo:color="#111111" officeooo:rsid="0004f159" officeooo:paragraph-rsid="00063093"/>
    </style:style>
    <style:style style:name="P9" style:family="paragraph" style:parent-style-name="Standard">
      <style:text-properties fo:color="#111111" officeooo:rsid="00063080" officeooo:paragraph-rsid="00063080"/>
    </style:style>
    <style:style style:name="P10" style:family="paragraph" style:parent-style-name="Standard">
      <style:text-properties fo:color="#111111" officeooo:rsid="00063080" officeooo:paragraph-rsid="00063093"/>
    </style:style>
    <style:style style:name="P11" style:family="paragraph" style:parent-style-name="Standard">
      <style:text-properties fo:color="#111111" officeooo:rsid="00063093" officeooo:paragraph-rsid="00063093"/>
    </style:style>
    <style:style style:name="P12" style:family="paragraph" style:parent-style-name="Table_20_Contents">
      <style:text-properties officeooo:rsid="0004f159" officeooo:paragraph-rsid="0004f159"/>
    </style:style>
    <style:style style:name="P13" style:family="paragraph" style:parent-style-name="Table_20_Contents">
      <style:text-properties style:use-window-font-color="true"/>
    </style:style>
    <style:style style:name="P14" style:family="paragraph">
      <loext:graphic-properties draw:fill-color="#ef413d"/>
    </style:style>
    <style:style style:name="P15" style:family="paragraph">
      <loext:graphic-properties draw:fill-color="#ffffff"/>
    </style:style>
    <style:style style:name="P16" style:family="paragraph">
      <loext:graphic-properties draw:fill-color="#ed1c24"/>
    </style:style>
    <style:style style:name="P17" style:family="paragraph">
      <loext:graphic-properties draw:fill-color="#b2b2b2"/>
    </style:style>
    <style:style style:name="P18" style:family="paragraph">
      <loext:graphic-properties draw:fill-color="#bce4e5"/>
      <style:text-properties fo:font-size="12pt"/>
    </style:style>
    <style:style style:name="P19" style:family="paragraph">
      <style:text-properties style:font-name="F" fo:font-size="12pt"/>
    </style:style>
    <style:style style:name="P20" style:family="paragraph">
      <loext:graphic-properties draw:fill-color="#bce4e5"/>
      <style:text-properties style:font-name="F"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-color="#bce4e5"/>
      <style:paragraph-properties fo:text-align="center"/>
      <style:text-properties style:font-name="F" fo:font-size="12pt"/>
    </style:style>
    <style:style style:name="P23" style:family="paragraph">
      <loext:graphic-properties draw:fill-color="#bce4e5"/>
      <style:paragraph-properties fo:text-align="center"/>
    </style:style>
    <style:style style:name="P24" style:family="paragraph">
      <loext:graphic-properties draw:fill-color="#bce4e5"/>
    </style:style>
    <style:style style:name="P25" style:family="paragraph">
      <loext:graphic-properties draw:fill-color="#ed1c24"/>
      <style:text-properties fo:color="#ffffff" style:text-outline="true"/>
    </style:style>
    <style:style style:name="T1" style:family="text">
      <style:text-properties fo:color="#0066b3"/>
    </style:style>
    <style:style style:name="T2" style:family="text">
      <style:text-properties officeooo:rsid="00063080"/>
    </style:style>
    <style:style style:name="T3" style:family="text">
      <style:text-properties officeooo:rsid="00063093"/>
    </style:style>
    <style:style style:name="T4" style:family="text">
      <style:text-properties fo:font-size="12pt"/>
    </style:style>
    <style:style style:name="T5" style:family="text">
      <style:text-properties style:font-name="F" fo:font-size="12pt"/>
    </style:style>
    <style:style style:name="T6" style:family="text">
      <style:text-properties fo:color="#ffffff"/>
    </style:style>
    <style:style style:name="gr1" style:family="graphic">
      <style:graphic-properties draw:fill-color="#ef413d" draw:textarea-horizontal-align="justify" draw:textarea-vertical-align="middle" draw:auto-grow-height="false" fo:min-height="1.164cm" fo:min-width="18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5.874cm" fo:min-width="18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d1c24" draw:textarea-horizontal-align="justify" draw:textarea-vertical-align="middle" draw:auto-grow-height="false" fo:min-height="1.217cm" fo:min-width="18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2b2b2" draw:textarea-horizontal-align="justify" draw:textarea-vertical-align="middle" draw:auto-grow-height="false" fo:min-height="0.575cm" fo:min-width="2.4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ce4e5" draw:textarea-horizontal-align="justify" draw:textarea-vertical-align="middle" draw:auto-grow-height="false" fo:min-height="0.624cm" fo:min-width="2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bce4e5" draw:textarea-horizontal-align="justify" draw:textarea-vertical-align="middle" draw:auto-grow-height="false" fo:min-height="0.716cm" fo:min-width="8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bce4e5" draw:textarea-horizontal-align="justify" draw:textarea-vertical-align="middle" draw:auto-grow-height="false" fo:min-height="5.062cm" fo:min-width="5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bce4e5" draw:textarea-horizontal-align="justify" draw:textarea-vertical-align="middle" draw:auto-grow-height="false" fo:min-height="0.526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bce4e5" draw:textarea-horizontal-align="justify" draw:textarea-vertical-align="middle" draw:auto-grow-height="false" fo:min-height="1.893cm" fo:min-width="1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621cm" fo:min-width="4.8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bce4e5" draw:textarea-horizontal-align="justify" draw:textarea-vertical-align="middle" draw:auto-grow-height="false" fo:min-height="0.079cm" fo:min-width="16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ed1c24" draw:textarea-horizontal-align="justify" draw:textarea-vertical-align="middle" draw:auto-grow-height="false" fo:min-height="0.132cm" fo:min-width="13.3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ed1c24" draw:textarea-horizontal-align="justify" draw:textarea-vertical-align="middle" draw:auto-grow-height="false" fo:min-height="0.289cm" fo:min-width="2.9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" draw:name="Forme4" draw:style-name="gr4" draw:text-style-name="P17" svg:width="2.488cm" svg:height="0.636cm" svg:x="15.062cm" svg:y="0.1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5" draw:style-name="gr5" draw:text-style-name="P18" svg:width="2.819cm" svg:height="0.692cm" svg:x="14.73cm" svg:y="0.171cm"><text:p><text:span text:style-name="T4">Se connec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6" draw:style-name="gr6" draw:text-style-name="P20" svg:width="8.203cm" svg:height="0.795cm" svg:x="3.896cm" svg:y="0.118cm"><text:p text:style-name="P19"><text:span text:style-name="T5"><text:tab/></text:span><text:span text:style-name="T5"><text:tab/></text:span><text:span text:style-name="T5"> <text:s text:c="3"/></text:span><text:span text:style-name="T5">moto pièce yunis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1" draw:style-name="gr1" draw:text-style-name="P14" svg:width="18.363cm" svg:height="1.165cm" svg:x="-0.575cm" svg:y="-0.067cm"><text:p/><draw:enhanced-geometry svg:viewBox="0 0 21600 21600" draw:type="rectangle" draw:enhanced-path="M 0 0 L 21600 0 21600 21600 0 21600 0 0 Z N"/></draw:custom-shape><draw:custom-shape text:anchor-type="paragraph" draw:z-index="9" draw:name="Forme11" draw:style-name="gr9" draw:text-style-name="P23" svg:width="0.953cm" svg:height="0.742cm" svg:x="0.245cm" svg:y="0.092cm"><text:p text:style-name="P21">log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2"><draw:custom-shape text:anchor-type="paragraph" draw:z-index="1" draw:name="Forme2" draw:style-name="gr2" draw:text-style-name="P15" svg:width="18.363cm" svg:height="5.875cm" svg:x="-0.575cm" svg:y="0.123cm"><text:p/><draw:enhanced-geometry svg:viewBox="0 0 21600 21600" draw:mirror-vertical="false" draw:mirror-horizontal="false" draw:type="rectangle" draw:enhanced-path="M 0 0 L 21600 0 21600 21600 0 21600 0 0 Z N"/></draw:custom-shape><draw:line text:anchor-type="paragraph" draw:z-index="6" draw:name="Forme9" draw:style-name="gr7" draw:text-style-name="P21" svg:x1="8.58cm" svg:y1="0.123cm" svg:x2="8.606cm" svg:y2="5.997cm"><text:p/></draw:line><draw:custom-shape text:anchor-type="paragraph" draw:z-index="7" draw:name="Forme10" draw:style-name="gr8" draw:text-style-name="P22" svg:width="5.61cm" svg:height="5.61cm" svg:x="9.823cm" svg:y="0.256cm"><text:p text:style-name="P19"><text:span text:style-name="T5"><text:tab/></text:span><text:span text:style-name="T5"><text:tab/></text:span><text:span text:style-name="T5">conta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0" draw:style-name="gr8" draw:text-style-name="P22" svg:width="5.61cm" svg:height="5.61cm" svg:x="1.859cm" svg:y="0.256cm"><text:p text:style-name="P19"><text:span text:style-name="T5"><text:tab/></text:span><text:span text:style-name="T5">publicité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ntac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Forme3" draw:style-name="gr3" draw:text-style-name="P16" svg:width="18.363cm" svg:height="1.218cm" svg:x="-0.575cm" svg:y="0.155cm"><text:p><text:tab/><text:tab/><text:tab/><text:tab/><text:tab/><text:tab/>© 2019 Copyright:</text:p><text:p><text:tab/><text:tab/><text:tab/><text:tab/><text:tab/>RAZANAKINIAINA Onisoa Tahina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6" draw:name="Forme12" draw:style-name="gr7" draw:text-style-name="P21" svg:x1="-0.575cm" svg:y1="3.537cm" svg:x2="-0.734cm" svg:y2="18.661cm"><text:p/></draw:line><draw:line text:anchor-type="paragraph" draw:z-index="17" draw:name="Forme16" draw:style-name="gr7" draw:text-style-name="P21" svg:x1="-0.575cm" svg:y1="0.404cm" svg:x2="17.708cm" svg:y2="0.483cm"><text:p/></draw:line><draw:line text:anchor-type="paragraph" draw:z-index="18" draw:name="Forme17" draw:style-name="gr7" draw:text-style-name="P21" svg:x1="17.866cm" svg:y1="0.404cm" svg:x2="18.025cm" svg:y2="15.528cm"><text:p/></draw:line></text:p>
      <text:p text:style-name="Standard"><draw:custom-shape text:anchor-type="paragraph" draw:z-index="10" draw:name="Forme7" draw:style-name="gr10" draw:text-style-name="P23" svg:width="2.673cm" svg:height="2.673cm" svg:x="1.092cm" svg:y="0.346cm"><text:p text:style-name="P21">log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12" draw:name="Forme6" draw:style-name="gr6" draw:text-style-name="P20" svg:width="8.203cm" svg:height="0.795cm" svg:x="5.272cm" svg:y="0.452cm"><text:p text:style-name="P19"><text:span text:style-name="T5"><text:tab/></text:span><text:span text:style-name="T5"><text:tab/></text:span><text:span text:style-name="T5"> </text:span><text:span text:style-name="T5">gestionnez-</text:span><text:span text:style-name="T5">vos stock ic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P1"/>
      <text:p text:style-name="Standard"><draw:custom-shape text:anchor-type="paragraph" draw:z-index="13" draw:name="Forme14" draw:style-name="gr12" draw:text-style-name="P24" svg:width="16.987cm" svg:height="0.08cm" svg:x="0.06cm" svg:y="0.467cm"><text:p/><draw:enhanced-geometry svg:viewBox="0 0 21600 21600" draw:type="rectangle" draw:enhanced-path="M 0 0 L 21600 0 21600 21600 0 21600 0 0 Z N"/></draw:custom-shape><draw:custom-shape text:anchor-type="paragraph" draw:z-index="14" draw:name="Forme15" draw:style-name="gr13" draw:text-style-name="P16" svg:width="13.336cm" svg:height="0.133cm" svg:x="1.304cm" svg:y="0.335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5" draw:name="Forme15" draw:style-name="gr13" draw:text-style-name="P16" svg:width="13.336cm" svg:height="0.133cm" svg:x="1.304cm" svg:y="0.06cm"><text:p/><draw:enhanced-geometry svg:viewBox="0 0 21600 21600" draw:type="rectangle" draw:enhanced-path="M 0 0 L 21600 0 21600 21600 0 21600 0 0 Z N"/></draw:custom-shape></text:p>
      <text:p text:style-name="P2"><draw:custom-shape text:anchor-type="paragraph" draw:z-index="11" draw:name="Forme8" draw:style-name="gr11" draw:text-style-name="P15" svg:width="4.948cm" svg:height="0.689cm" svg:x="9.717cm" svg:y="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</text:p>
      <text:p text:style-name="P2"><text:tab/><text:tab/><text:tab/><text:tab/><text:tab/><text:tab/><text:tab/><text:tab/><text:tab/><text:tab/><text:tab/><text:tab/>recherche</text:p>
      <text:p text:style-name="P2"/>
      <text:p text:style-name="P2"/>
      <text:p text:style-name="P3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rows-spanned="9" office:value-type="string">
            <text:p text:style-name="P4"><draw:custom-shape text:anchor-type="paragraph" draw:z-index="19" draw:name="Forme13" draw:style-name="gr14" draw:text-style-name="P25" svg:width="2.938cm" svg:height="0.318cm" svg:x="0.616cm" svg:y="0.108cm"><text:p><text:s/><text:span text:style-name="T6">Sto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/text:p>
            <text:p text:style-name="P4"><text:s text:c="6"/><text:span text:style-name="T1">Entrée – sortie</text:span></text:p>
            <text:p text:style-name="P4"><text:s text:c="6"/><text:span text:style-name="T1">Fournisseur</text:span></text:p>
          </table:table-cell>
          <table:table-cell table:style-name="Tableau1.A1" office:value-type="string">
            <text:p text:style-name="P12">Nom</text:p>
          </table:table-cell>
          <table:table-cell table:style-name="Tableau1.A1" office:value-type="string">
            <text:p text:style-name="P12">Prix unitaire</text:p>
          </table:table-cell>
          <table:table-cell table:style-name="Tableau1.A1" office:value-type="string">
            <text:p text:style-name="P12">Nombre stock</text:p>
          </table:table-cell>
          <table:table-cell table:style-name="Tableau1.E1" office:value-type="string">
            <text:p text:style-name="P12">Prix stock</text:p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5"><text:span text:style-name="T1"/></text:p>
      <text:p text:style-name="P3"><draw:custom-shape text:anchor-type="paragraph" draw:z-index="22" draw:name="Forme15" draw:style-name="gr13" draw:text-style-name="P16" svg:width="13.336cm" svg:height="0.133cm" svg:x="0.801cm" svg:y="0.318cm"><text:p/><draw:enhanced-geometry svg:viewBox="0 0 21600 21600" draw:type="rectangle" draw:enhanced-path="M 0 0 L 21600 0 21600 21600 0 21600 0 0 Z N"/></draw:custom-shape><draw:custom-shape text:anchor-type="paragraph" draw:z-index="20" draw:name="Forme14" draw:style-name="gr12" draw:text-style-name="P24" svg:width="16.987cm" svg:height="0.08cm" svg:x="-0.231cm" svg:y="0.265cm"><text:p/><draw:enhanced-geometry svg:viewBox="0 0 21600 21600" draw:type="rectangle" draw:enhanced-path="M 0 0 L 21600 0 21600 21600 0 21600 0 0 Z N"/></draw:custom-shape><draw:custom-shape text:anchor-type="paragraph" draw:z-index="21" draw:name="Forme15" draw:style-name="gr13" draw:text-style-name="P16" svg:width="13.336cm" svg:height="0.133cm" svg:x="0.801cm" svg:y="0.132cm"><text:p/><draw:enhanced-geometry svg:viewBox="0 0 21600 21600" draw:type="rectangle" draw:enhanced-path="M 0 0 L 21600 0 21600 21600 0 21600 0 0 Z N"/></draw:custom-shape><draw:line text:anchor-type="paragraph" draw:z-index="23" draw:name="Forme18" draw:style-name="gr7" draw:text-style-name="P21" svg:x1="-0.787cm" svg:y1="-1.984cm" svg:x2="-0.84cm" svg:y2="1.932cm"><text:p/></draw:line><draw:line text:anchor-type="paragraph" draw:z-index="24" draw:name="Forme19" draw:style-name="gr7" draw:text-style-name="P21" svg:x1="18.078cm" svg:y1="-1.931cm" svg:x2="18.131cm" svg:y2="1.958cm"><text:p/></draw:line><text:soft-page-break/><text:span text:style-name="T1"/></text:p>
      <text:p text:style-name="P6"><text:s text:c="2"/>Se déconnecter <text:span text:style-name="T2">|</text:span></text:p>
      <text:p text:style-name="P6"/>
      <text:p text:style-name="P6"><draw:line text:anchor-type="paragraph" draw:z-index="25" draw:name="Forme20" draw:style-name="gr7" draw:text-style-name="P21" svg:x1="-0.84cm" svg:y1="0.471cm" svg:x2="18.078cm" svg:y2="0.497cm"><text:p/></draw:line></text:p>
      <text:p text:style-name="P6"/>
      <text:p text:style-name="P6"/>
      <text:p text:style-name="P6"/>
      <text:p text:style-name="P6"/>
      <text:p text:style-name="P11">Nom du projet :</text:p>
      <text:p text:style-name="P11">stockez ici vos pièces</text:p>
      <text:p text:style-name="P11"/>
      <text:p text:style-name="P11">Problème :</text:p>
      <text:p text:style-name="P11">Gérer les stock dans une seul ordinateur</text:p>
      <text:p text:style-name="P8"/>
      <text:p text:style-name="P8"><text:span text:style-name="T3">Solution</text:span>:</text:p>
      <text:p text:style-name="P10">gérer les stock d’une magasin pièce moto <text:span text:style-name="T3">en ligne, n’importe où</text:span></text:p>
      <text:p text:style-name="P11"/>
      <text:p text:style-name="P6">Tables:</text:p>
      <text:p text:style-name="P6">utilisateur: nom, prénom, émail, <text:s/>m<text:span text:style-name="T2">ot </text:span>d<text:span text:style-name="T2">e </text:span>p<text:span text:style-name="T2">asse</text:span></text:p>
      <text:p text:style-name="P6"><text:span text:style-name="T2">stock</text:span>: <text:span text:style-name="T2">nom</text:span>, <text:span text:style-name="T2">p</text:span>rix <text:span text:style-name="T2">unitaire </text:span>, <text:span text:style-name="T2">nombre stock</text:span>, <text:span text:style-name="T2">prix stock</text:span></text:p>
      <text:p text:style-name="P8">entrer : mo<text:span text:style-name="T2">u</text:span>ve<text:span text:style-name="T2">men</text:span>t,<text:span text:style-name="T2"> prix unitaire, nombre</text:span>, <text:span text:style-name="T2">prix total</text:span></text:p>
      <text:p text:style-name="P6">sortie : <text:span text:style-name="T3">mouvement</text:span>, <text:span text:style-name="T2">p</text:span>rix <text:span text:style-name="T2">unitaire </text:span>, <text:span text:style-name="T2">nombre</text:span>, <text:span text:style-name="T2">prix total</text:span></text:p>
      <text:p text:style-name="P6"/>
      <text:p text:style-name="P7"/>
      <text:p text:style-name="P9"/>
      <text:p text:style-name="P9"/>
      <text:p text:style-name="P11">Autant qu’administrateur il peut </text:p>
      <text:p text:style-name="P6">-<text:span text:style-name="T2">Ajouter stock</text:span> </text:p>
      <text:p text:style-name="P6">-Suppr<text:span text:style-name="T2">imer les stock</text:span></text:p>
      <text:p text:style-name="P6">-<text:span text:style-name="T2">Ajouter Entrée ou Sortie</text:span></text:p>
      <text:p text:style-name="P7">-Modifi<text:span text:style-name="T2">er Entrée ou Sortie</text:span></text:p>
      <text:p text:style-name="P7">-<text:span text:style-name="T2">Supprimer Entrée ou Sortie</text:span></text:p>
      <text:p text:style-name="P7"/>
      <text:p text:style-name="P6"><text:span text:style-name="T2">C</text:span>ibles:</text:p>
      <text:p text:style-name="P6"><text:span text:style-name="T2">Magasin du pièce moto</text:span></text:p>
      <text:p text:style-name="P6"/>
      <text:p text:style-name="P6">technologie:</text:p>
      <text:p text:style-name="P9">MongodB, Express, Reactjs et Nodej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46:54.124502500</meta:creation-date>
    <dc:date>2019-08-20T11:48:19.321350225</dc:date>
    <meta:editing-duration>PT9M41S</meta:editing-duration>
    <meta:editing-cycles>1</meta:editing-cycles>
    <meta:document-statistic meta:table-count="1" meta:image-count="0" meta:object-count="0" meta:page-count="2" meta:paragraph-count="32" meta:word-count="110" meta:character-count="727" meta:non-whitespace-character-count="604"/>
    <meta:generator>LibreOffice/6.0.7.3$Linux_X86_64 LibreOffice_project/00m0$Build-3</meta:generator>
  </office:meta>
</office:document-meta>
</file>